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Arial" svg:font-family="Arial" style:font-pitch="variable"/>
    <style:font-face style:name="FreeSans2" svg:font-family="FreeSans" style:font-pitch="variable"/>
    <style:font-face style:name="MS PGothic1" svg:font-family="'MS PGothic'" style:font-pitch="variable"/>
    <style:font-face style:name="Noto Sans CJK SC Regular2" svg:font-family="'Noto Sans CJK SC Regular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e64e4" officeooo:paragraph-rsid="000e64e4"/>
    </style:style>
    <style:style style:name="P2" style:family="paragraph" style:parent-style-name="Table_20_Contents">
      <style:text-properties officeooo:rsid="001a5b12"/>
    </style:style>
    <style:style style:name="P3" style:family="paragraph" style:parent-style-name="Table_20_Contents">
      <style:text-properties officeooo:rsid="001a5b12" officeooo:paragraph-rsid="001a5b12"/>
    </style:style>
    <style:style style:name="P4" style:family="paragraph" style:parent-style-name="Table_20_Contents">
      <style:text-properties officeooo:rsid="001b7f37" officeooo:paragraph-rsid="001b7f37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fe297" officeooo:paragraph-rsid="001fe297" style:font-size-asian="14pt" style:font-weight-asian="bold" style:font-size-complex="14pt" style:font-weight-complex="bold"/>
    </style:style>
    <style:style style:name="P6" style:family="paragraph">
      <loext:graphic-properties draw:fill="solid" draw:fill-color="#99ba82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25552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59fab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0.401cm"/>
          <style:tab-stop style:position="0.802cm"/>
          <style:tab-stop style:position="1.203cm"/>
          <style:tab-stop style:position="1.604cm"/>
          <style:tab-stop style:position="2.005cm"/>
          <style:tab-stop style:position="2.407cm"/>
          <style:tab-stop style:position="2.807cm"/>
          <style:tab-stop style:position="3.209cm"/>
          <style:tab-stop style:position="3.61cm"/>
          <style:tab-stop style:position="4.011cm"/>
          <style:tab-stop style:position="4.412cm"/>
          <style:tab-stop style:position="4.813cm"/>
          <style:tab-stop style:position="5.214cm"/>
          <style:tab-stop style:position="5.615cm"/>
          <style:tab-stop style:position="6.016cm"/>
          <style:tab-stop style:position="6.418cm"/>
          <style:tab-stop style:position="6.818cm"/>
          <style:tab-stop style:position="7.22cm"/>
          <style:tab-stop style:position="7.621cm"/>
          <style:tab-stop style:position="8.022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401cm"/>
          <style:tab-stop style:position="0.802cm"/>
          <style:tab-stop style:position="1.203cm"/>
          <style:tab-stop style:position="1.604cm"/>
          <style:tab-stop style:position="2.005cm"/>
          <style:tab-stop style:position="2.407cm"/>
          <style:tab-stop style:position="2.807cm"/>
          <style:tab-stop style:position="3.209cm"/>
          <style:tab-stop style:position="3.61cm"/>
          <style:tab-stop style:position="4.011cm"/>
          <style:tab-stop style:position="4.412cm"/>
          <style:tab-stop style:position="4.813cm"/>
          <style:tab-stop style:position="5.214cm"/>
          <style:tab-stop style:position="5.615cm"/>
          <style:tab-stop style:position="6.016cm"/>
          <style:tab-stop style:position="6.418cm"/>
          <style:tab-stop style:position="6.818cm"/>
          <style:tab-stop style:position="7.22cm"/>
          <style:tab-stop style:position="7.621cm"/>
          <style:tab-stop style:position="8.0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Calibri" fo:font-size="18pt" fo:font-style="normal" fo:text-shadow="none" style:text-underline-style="none" fo:font-weight="normal" style:font-name-asian="MS PGothic" style:font-size-asian="18pt" style:font-style-asian="normal" style:font-weight-asian="normal" style:font-name-complex="MS 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ize="12pt"/>
    </style:style>
    <style:style style:name="P18" style:family="paragraph">
      <loext:graphic-properties draw:fill="none" draw:fill-color="#ffffff"/>
    </style:style>
    <style:style style:name="T1" style:family="text">
      <style:text-properties fo:font-variant="normal" fo:text-transform="none" fo:color="#343437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3437" style:text-outline="false" style:text-line-through-style="none" style:text-line-through-type="none" style:text-position="0% 100%" style:font-name="Calibri" fo:font-size="9pt" fo:language="en" fo:country="US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33333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name-asian="MS PGothic" style:font-size-asian="10pt" style:font-style-asian="normal" style:font-weight-asian="normal" style:font-name-complex="MS PGothic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ffff" draw:marker-start="" draw:marker-start-width="0.199cm" draw:marker-start-center="false" draw:marker-end="" draw:marker-end-width="0.199cm" draw:marker-end-center="false" svg:stroke-opacity="100%" draw:stroke-linejoin="miter" svg:stroke-linecap="square" draw:fill="solid" draw:fill-color="#99ba82" draw:textarea-horizontal-align="left" draw:textarea-vertical-align="middle" draw:auto-grow-height="false" fo:min-height="0.998cm" fo:min-width="2.794cm" fo:padding-top="0.131cm" fo:padding-bottom="0.131cm" fo:padding-left="0.25cm" fo:padding-right="0.25cm" fo:wrap-option="no-wrap" draw:shadow="visible" draw:shadow-offset-x="0cm" draw:shadow-offset-y="0.035cm" draw:shadow-color="#68686d" draw:shadow-opacity="35%" style:run-through="back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fo:min-height="0cm" fo:min-width="0cm" fo:padding-top="0.131cm" fo:padding-bottom="0.131cm" fo:padding-left="0.25cm" fo:padding-right="0.25cm" fo:wrap-option="wrap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ffffff" draw:marker-start="" draw:marker-start-width="0.199cm" draw:marker-start-center="false" draw:marker-end="" draw:marker-end-width="0.199cm" draw:marker-end-center="false" svg:stroke-opacity="100%" draw:stroke-linejoin="miter" svg:stroke-linecap="square" draw:fill="solid" draw:fill-color="#c25552" draw:textarea-horizontal-align="left" draw:textarea-vertical-align="middle" draw:auto-grow-height="false" fo:min-height="0.896cm" fo:min-width="0.607cm" fo:padding-top="0.131cm" fo:padding-bottom="0.131cm" fo:padding-left="0.25cm" fo:padding-right="0.25cm" fo:wrap-option="no-wrap" draw:shadow="visible" draw:shadow-offset-x="0cm" draw:shadow-offset-y="0.035cm" draw:shadow-color="#68686d" draw:shadow-opacity="35%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fo:min-height="0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fo:min-height="0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6cm" svg:stroke-color="#ffffff" draw:marker-start="" draw:marker-start-width="0.199cm" draw:marker-start-center="false" draw:marker-end="" draw:marker-end-width="0.199cm" draw:marker-end-center="false" svg:stroke-opacity="100%" draw:stroke-linejoin="miter" svg:stroke-linecap="square" draw:fill="solid" draw:fill-color="#99ba82" draw:textarea-horizontal-align="left" draw:textarea-vertical-align="middle" draw:auto-grow-height="false" fo:min-height="1.011cm" fo:min-width="2.794cm" fo:padding-top="0.131cm" fo:padding-bottom="0.131cm" fo:padding-left="0.25cm" fo:padding-right="0.25cm" fo:wrap-option="no-wrap" draw:shadow="visible" draw:shadow-offset-x="0cm" draw:shadow-offset-y="0.035cm" draw:shadow-color="#68686d" draw:shadow-opacity="35%" style:run-through="foreground"/>
    </style:style>
    <style:style style:name="gr9" style:family="graphic">
      <style:graphic-properties draw:stroke="solid" svg:stroke-width="0.026cm" svg:stroke-color="#ffffff" draw:marker-start="Arrowheads_20_1" draw:marker-start-width="0.199cm" draw:marker-start-center="false" draw:marker-end="" draw:marker-end-width="0.199cm" draw:marker-end-center="false" svg:stroke-opacity="100%" draw:stroke-linejoin="miter" svg:stroke-linecap="square" draw:fill="solid" draw:fill-color="#759fab" draw:textarea-horizontal-align="left" draw:textarea-vertical-align="middle" draw:auto-grow-height="false" fo:min-height="1.946cm" fo:min-width="2.868cm" fo:padding-top="0.131cm" fo:padding-bottom="0.131cm" fo:padding-left="0.25cm" fo:padding-right="0.25cm" fo:wrap-option="no-wrap" draw:shadow="visible" draw:shadow-offset-x="0cm" draw:shadow-offset-y="0.035cm" draw:shadow-color="#68686d" draw:shadow-opacity="35%" style:run-through="foreground"/>
    </style:style>
    <style:style style:name="gr10" style:family="graphic">
      <style:graphic-properties draw:stroke="none" svg:stroke-width="0cm" svg:stroke-color="#3465a4" draw:marker-start="Arrowheads_20_1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fo:min-height="0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Arrowheads_20_1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fo:min-height="0cm" fo:min-width="0cm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26cm" svg:stroke-color="#ffffff" draw:marker-start="" draw:marker-start-width="0.199cm" draw:marker-start-center="false" draw:marker-end="" draw:marker-end-width="0.199cm" draw:marker-end-center="false" svg:stroke-opacity="100%" draw:stroke-linejoin="miter" svg:stroke-linecap="square" draw:fill="solid" draw:fill-color="#c25552" draw:textarea-horizontal-align="left" draw:textarea-vertical-align="middle" draw:auto-grow-height="false" fo:min-height="0.898cm" fo:min-width="0.607cm" fo:padding-top="0.131cm" fo:padding-bottom="0.131cm" fo:padding-left="0.25cm" fo:padding-right="0.25cm" fo:wrap-option="no-wrap" draw:shadow="visible" draw:shadow-offset-x="0cm" draw:shadow-offset-y="0.035cm" draw:shadow-color="#68686d" draw:shadow-opacity="35%" style:run-through="foreground"/>
    </style:style>
    <style:style style:name="gr14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start="Arrowheads_20_1" draw:marker-end="Arrowheads_20_1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marker-start="Arrowheads_20_1" draw:marker-end="Arrowheads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start="Arrowheads_20_1" draw:marker-end="Arrowheads_20_1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line text:anchor-type="paragraph" draw:z-index="12" draw:name="Shape8" draw:style-name="gr12" draw:text-style-name="P11" svg:x1="9.615cm" svg:y1="9.273cm" svg:x2="15.304cm" svg:y2="11.247cm"><text:p/></draw:line>SWIM LANE DIAGRAM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  <table:table-cell table:style-name="Table1.C1" office:value-type="string">
            <text:p text:style-name="P1">INTERFACE</text:p>
          </table:table-cell>
        </table:table-row>
        <table:table-row>
          <table:table-cell table:style-name="Table1.A2" office:value-type="string">
            <text:p text:style-name="Table_20_Contents"><draw:g text:anchor-type="paragraph" draw:z-index="0" draw:name="Shape1" draw:style-name="gr1"><draw:custom-shape draw:style-name="gr2" draw:text-style-name="P6" svg:width="3.652cm" svg:height="1.786cm" svg:x="0.926cm" svg:y="0.47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3" draw:text-style-name="P8" svg:width="3.652cm" svg:height="1.11cm" svg:x="0.926cm" svg:y="0.882cm"><text:p text:style-name="P7"><text:span text:style-name="T1">Enter user </text:span><text:span text:style-name="T1">name and </text:span><text:span text:style-name="T1">password </text:span></text:p><draw:enhanced-geometry svg:viewBox="0 0 21600 21600" draw:type="mso-spt202" draw:enhanced-path="M 0 0 L 21600 0 21600 21600 0 21600 0 0 Z N"/></draw:custom-shap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g text:anchor-type="paragraph" draw:z-index="7" draw:name="Shape4" draw:style-name="gr4"><draw:custom-shape draw:style-name="gr8" draw:text-style-name="P6" svg:width="3.652cm" svg:height="1.802cm" svg:x="0.889cm" svg:y="0.369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6" draw:text-style-name="P8" svg:width="3.652cm" svg:height="1.11cm" svg:x="0.857cm" svg:y="0.771cm"><text:p text:style-name="P7"><text:span text:style-name="T2">Select function to perform</text:span></text:p><draw:enhanced-geometry svg:viewBox="0 0 21600 21600" draw:type="mso-spt202" draw:enhanced-path="M 0 0 L 21600 0 21600 21600 0 21600 0 0 Z N"/></draw:custom-shape></draw:g></text:p>
            <text:p text:style-name="Table_20_Contents"/>
            <text:p text:style-name="Table_20_Contents"/>
            <text:p text:style-name="Table_20_Contents"><draw:line text:anchor-type="paragraph" draw:z-index="13" draw:name="Shape9" draw:style-name="gr12" draw:text-style-name="P11" svg:x1="13.078cm" svg:y1="0.072cm" svg:x2="4.509cm" svg:y2="0.072cm"><text:p/></draw:line></text:p>
            <text:p text:style-name="Table_20_Contents"><draw:line text:anchor-type="paragraph" draw:z-index="14" draw:name="Shape10" draw:style-name="gr14" draw:text-style-name="P17" svg:x1="2.824cm" svg:y1="1.649cm" svg:x2="2.85cm" svg:y2="0.222cm"><text:p/></draw:line></text:p>
            <text:p text:style-name="Table_20_Contents"/>
            <text:p text:style-name="Table_20_Contents"/>
            <text:p text:style-name="Table_20_Contents"><draw:g text:anchor-type="paragraph" draw:z-index="9" draw:name="Shape2" draw:style-name="gr4"><draw:custom-shape draw:style-name="gr13" draw:text-style-name="P9" svg:width="2.216cm" svg:height="2.317cm" svg:x="1.681cm" svg:y="0.03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" draw:text-style-name="P15" svg:width="2.216cm" svg:height="0.687cm" svg:x="1.681cm" svg:y="0.93cm"><text:p text:style-name="P14"><text:span text:style-name="T1">Choice</text:span></text:p><draw:enhanced-geometry svg:viewBox="0 0 21600 21600" draw:type="mso-spt202" draw:enhanced-path="M 0 0 L 21600 0 21600 21600 0 21600 0 0 Z N"/></draw:custom-shape><draw:custom-shape draw:style-name="gr7" draw:text-style-name="P8" svg:width="2.438cm" svg:height="0.689cm" svg:x="1.57cm" svg:y="2.337cm"><text:p/><draw:enhanced-geometry svg:viewBox="0 0 21600 21600" draw:type="mso-spt202" draw:enhanced-path="M 0 0 L 21600 0 21600 21600 0 21600 0 0 Z N"/></draw:custom-shape></draw:g></text:p>
            <text:p text:style-name="Table_20_Contents"/>
            <text:p text:style-name="Table_20_Contents"><draw:line text:anchor-type="paragraph" draw:z-index="15" draw:name="Shape11" draw:style-name="gr15" draw:text-style-name="P11" svg:x1="7.071cm" svg:y1="0.273cm" svg:x2="3.896cm" svg:y2="0.273cm"><text:p/></draw:line><draw:frame text:anchor-type="paragraph" draw:z-index="18" draw:name="Shape14" draw:style-name="gr17" draw:text-style-name="P18" svg:width="1.8cm" svg:height="0.976cm" svg:x="4.397cm" svg:y="0.406cm"><draw:text-box><text:p text:style-name="P11">Given Function</text:p></draw:text-box></draw:frame></text:p>
            <text:p text:style-name="Table_20_Contents"/>
            <text:p text:style-name="Table_20_Contents"><draw:g text:anchor-type="paragraph" draw:z-index="11" draw:name="Shape5" draw:style-name="gr4"><draw:custom-shape draw:style-name="gr9" draw:text-style-name="P10" svg:width="3.37cm" svg:height="2.207cm" svg:x="7.082cm" svg:y="1.3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16" svg:width="3.37cm" svg:height="0.687cm" svg:x="7.082cm" svg:y="1.986cm"><text:p text:style-name="P13"><text:span text:style-name="T4">Log out</text:span></text:p><draw:enhanced-geometry svg:viewBox="0 0 21600 21600" draw:type="mso-spt202" draw:enhanced-path="M 0 0 L 21600 0 21600 21600 0 21600 0 0 Z N"/></draw:custom-shape><draw:custom-shape draw:style-name="gr11" draw:text-style-name="P8" svg:width="3.811cm" svg:height="0.84cm" svg:x="6.872cm" svg:y="3.607cm"><text:p/><draw:enhanced-geometry svg:viewBox="0 0 21600 21600" draw:type="mso-spt202" draw:enhanced-path="M 0 0 L 21600 0 21600 21600 0 21600 0 0 Z N"/></draw:custom-shape></draw:g><draw:line text:anchor-type="paragraph" draw:z-index="16" draw:name="Shape12" draw:style-name="gr12" draw:text-style-name="P11" svg:x1="2.771cm" svg:y1="0.407cm" svg:x2="7.19cm" svg:y2="2.871cm"><text:p/></draw:line><draw:frame text:anchor-type="paragraph" draw:z-index="19" draw:name="Shape15" draw:style-name="gr18" draw:text-style-name="P18" svg:width="2.488cm" svg:height="0.874cm" svg:x="3.207cm" svg:y="1.602cm"><draw:text-box><text:p>None</text:p></draw:text-box></draw:frame></text:p>
          </table:table-cell>
          <table:table-cell table:style-name="Table1.A2" office:value-type="string">
            <text:p text:style-name="Table_20_Contents"><draw:g text:anchor-type="paragraph" draw:z-index="3" draw:name="Shape5" draw:style-name="gr4"><draw:custom-shape draw:style-name="gr9" draw:text-style-name="P10" svg:width="3.37cm" svg:height="2.207cm" svg:x="1.431cm" svg:y="5.454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8" svg:width="3.37cm" svg:height="1.407cm" svg:x="1.431cm" svg:y="6.114cm"><text:p text:style-name="P7"><text:span text:style-name="T3">Identify User</text:span></text:p><text:p text:style-name="P7"><text:span text:style-name="T3">(Supervisor/Focal Person)</text:span></text:p><draw:enhanced-geometry svg:viewBox="0 0 21600 21600" draw:type="mso-spt202" draw:enhanced-path="M 0 0 L 21600 0 21600 21600 0 21600 0 0 Z N"/></draw:custom-shape><draw:custom-shape draw:style-name="gr11" draw:text-style-name="P8" svg:width="3.811cm" svg:height="0.84cm" svg:x="1.221cm" svg:y="7.736cm"><text:p/><draw:enhanced-geometry svg:viewBox="0 0 21600 21600" draw:type="mso-spt202" draw:enhanced-path="M 0 0 L 21600 0 21600 21600 0 21600 0 0 Z N"/></draw:custom-shape></draw:g></text:p>
          </table:table-cell>
          <table:table-cell table:style-name="Table1.C2" office:value-type="string">
            <text:p text:style-name="Table_20_Contents"><draw:g text:anchor-type="paragraph" draw:z-index="1" draw:name="Shape2" draw:style-name="gr4"><draw:custom-shape draw:style-name="gr5" draw:text-style-name="P9" svg:width="2.213cm" svg:height="2.313cm" svg:x="1.766cm" svg:y="1.8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" draw:text-style-name="P8" svg:width="2.213cm" svg:height="0.687cm" svg:x="1.766cm" svg:y="2.771cm"><text:p text:style-name="P7"><text:span text:style-name="T1">V</text:span><text:span text:style-name="T1">e</text:span><text:span text:style-name="T1">r</text:span><text:span text:style-name="T1">i</text:span><text:span text:style-name="T1">f</text:span><text:span text:style-name="T1">y</text:span></text:p><draw:enhanced-geometry svg:viewBox="0 0 21600 21600" draw:type="mso-spt202" draw:enhanced-path="M 0 0 L 21600 0 21600 21600 0 21600 0 0 Z N"/></draw:custom-shape><draw:custom-shape draw:style-name="gr7" draw:text-style-name="P8" svg:width="2.435cm" svg:height="0.687cm" svg:x="1.655cm" svg:y="4.177cm"><text:p/><draw:enhanced-geometry svg:viewBox="0 0 21600 21600" draw:type="mso-spt202" draw:enhanced-path="M 0 0 L 21600 0 21600 21600 0 21600 0 0 Z N"/></draw:custom-shape></draw:g><draw:g text:anchor-type="paragraph" draw:z-index="2" draw:name="Shape4" draw:style-name="gr4"><draw:custom-shape draw:style-name="gr8" draw:text-style-name="P6" svg:width="3.652cm" svg:height="1.802cm" svg:x="1.381cm" svg:y="5.796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6" draw:text-style-name="P8" svg:width="3.652cm" svg:height="1.11cm" svg:x="1.349cm" svg:y="6.198cm"><text:p text:style-name="P7"><text:span text:style-name="T2">Re-enter </text:span><text:span text:style-name="T2">password </text:span><text:span text:style-name="T2">and ID</text:span></text:p><draw:enhanced-geometry svg:viewBox="0 0 21600 21600" draw:type="mso-spt202" draw:enhanced-path="M 0 0 L 21600 0 21600 21600 0 21600 0 0 Z N"/></draw:custom-shape></draw:g><draw:line text:anchor-type="paragraph" draw:z-index="4" draw:name="Shape6" draw:style-name="gr12" draw:text-style-name="P11" svg:x1="2.898cm" svg:y1="4.193cm" svg:x2="-1.032cm" svg:y2="5.586cm"><text:p/></draw:line><draw:line text:anchor-type="paragraph" draw:z-index="5" draw:name="Shape7" draw:style-name="gr12" draw:text-style-name="P11" svg:x1="2.898cm" svg:y1="4.193cm" svg:x2="3.824cm" svg:y2="5.796cm"><text:p/></draw:line><draw:line text:anchor-type="paragraph" draw:z-index="6" draw:name="Shape3" draw:style-name="gr12" draw:text-style-name="P11" svg:x1="-7.149cm" svg:y1="1.538cm" svg:x2="1.919cm" svg:y2="3.046cm"><text:p/></draw:line><draw:g text:anchor-type="paragraph" draw:z-index="8" draw:name="Shape5" draw:style-name="gr4"><draw:custom-shape draw:style-name="gr9" draw:text-style-name="P10" svg:width="3.37cm" svg:height="2.207cm" svg:x="1.351cm" svg:y="9.634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8" svg:width="3.37cm" svg:height="1.534cm" svg:x="1.351cm" svg:y="10.294cm"><text:p text:style-name="P12"><text:span text:style-name="T4">Shows function</text:span></text:p><text:p text:style-name="P12"><text:span text:style-name="T5"><text:s/></text:span><text:span text:style-name="T5">available for </text:span></text:p><text:p text:style-name="P13"><text:span text:style-name="T5">the user</text:span></text:p><draw:enhanced-geometry svg:viewBox="0 0 21600 21600" draw:type="mso-spt202" draw:enhanced-path="M 0 0 L 21600 0 21600 21600 0 21600 0 0 Z N"/></draw:custom-shape><draw:custom-shape draw:style-name="gr11" draw:text-style-name="P8" svg:width="3.811cm" svg:height="0.84cm" svg:x="1.141cm" svg:y="11.916cm"><text:p/><draw:enhanced-geometry svg:viewBox="0 0 21600 21600" draw:type="mso-spt202" draw:enhanced-path="M 0 0 L 21600 0 21600 21600 0 21600 0 0 Z N"/></draw:custom-shap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P3"><draw:frame text:anchor-type="paragraph" draw:z-index="17" draw:name="Shape13" draw:style-name="gr16" draw:text-style-name="P18" svg:width="3.744cm" svg:height="0.636cm" svg:x="3.824cm" svg:y="0.104cm"><draw:text-box><text:p>Invalid</text:p></draw:text-box></draw:frame> Valid</text:p>
            <text:p text:style-name="P3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g text:anchor-type="paragraph" draw:z-index="10" draw:name="Shape5" draw:style-name="gr4"><draw:custom-shape draw:style-name="gr9" draw:text-style-name="P10" svg:width="3.37cm" svg:height="2.207cm" svg:x="-4.655cm" svg:y="3.39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16" svg:width="3.37cm" svg:height="1.11cm" svg:x="-4.655cm" svg:y="4.05cm"><text:p text:style-name="P13"><text:span text:style-name="T4">Perform Function</text:span></text:p><draw:enhanced-geometry svg:viewBox="0 0 21600 21600" draw:type="mso-spt202" draw:enhanced-path="M 0 0 L 21600 0 21600 21600 0 21600 0 0 Z N"/></draw:custom-shape><draw:custom-shape draw:style-name="gr11" draw:text-style-name="P8" svg:width="3.811cm" svg:height="0.84cm" svg:x="-4.865cm" svg:y="5.672cm"><text:p/><draw:enhanced-geometry svg:viewBox="0 0 21600 21600" draw:type="mso-spt202" draw:enhanced-path="M 0 0 L 21600 0 21600 21600 0 21600 0 0 Z N"/></draw:custom-shape></draw:g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Arial" svg:font-family="Arial" style:font-pitch="variable"/>
    <style:font-face style:name="FreeSans2" svg:font-family="FreeSans" style:font-pitch="variable"/>
    <style:font-face style:name="MS PGothic1" svg:font-family="'MS PGothic'" style:font-pitch="variable"/>
    <style:font-face style:name="Noto Sans CJK SC Regular2" svg:font-family="'Noto Sans CJK SC Regular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39:46.027130989</meta:creation-date>
    <dc:date>2016-10-11T11:39:45.617346140</dc:date>
    <meta:editing-duration>PT38M22S</meta:editing-duration>
    <meta:editing-cycles>17</meta:editing-cycles>
    <meta:generator>LibreOffice/5.1.4.2$Linux_X86_64 LibreOffice_project/10m0$Build-2</meta:generator>
    <meta:document-statistic meta:table-count="1" meta:image-count="0" meta:object-count="0" meta:page-count="1" meta:paragraph-count="5" meta:word-count="7" meta:character-count="43" meta:non-whitespace-character-count="40"/>
  </office:meta>
</office:document-meta>
</file>